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Description</text:p>
          </table:table-cell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employA.2008</text:p>
          </table:table-cell>
          <table:table-cell office:value-type="string" calcext:value-type="string">
            <text:p>0.0988***</text:p>
          </table:table-cell>
          <table:table-cell office:value-type="string" calcext:value-type="string">
            <text:p>(0.03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988***</text:p>
          </table:table-cell>
          <table:table-cell office:value-type="string" calcext:value-type="string">
            <text:p>(0.03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a xlink:href="http://www.census.gov/cgi-bin/sssd/naics/naicsrch?chart_code=11&amp;search=2012%20NAICS%20Search" xlink:type="simple">11</text:a></text:p>
          </table:table-cell>
          <table:table-cell office:value-type="string" calcext:value-type="string">
            <text:p>Agriculture, Forestry, Fishing and Hunting</text:p>
          </table:table-cell>
          <table:table-cell table:formula="of:=CONCATENATE([.I2]; &quot; (&quot;; [.H2]; &quot;)&quot;)" office:value-type="string" office:string-value="Agriculture, Forestry, Fishing and Hunting (11)" calcext:value-type="string">
            <text:p>Agriculture, Forestry, Fishing and Hunting (11)</text:p>
          </table:table-cell>
          <table:table-cell table:number-columns-repeated="6"/>
          <table:table-cell table:style-name="ce1" table:number-columns-repeated="7"/>
        </table:table-row>
        <table:table-row table:style-name="ro3">
          <table:table-cell office:value-type="string" calcext:value-type="string">
            <text:p>employA.10.2008</text:p>
          </table:table-cell>
          <table:table-cell office:value-type="string" calcext:value-type="string">
            <text:p>0.0411**</text:p>
          </table:table-cell>
          <table:table-cell office:value-type="string" calcext:value-type="string">
            <text:p>(0.02)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411**</text:p>
          </table:table-cell>
          <table:table-cell office:value-type="string" calcext:value-type="string">
            <text:p>(0.02)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a xlink:href="http://www.census.gov/cgi-bin/sssd/naics/naicsrch?chart_code=21&amp;search=2012%20NAICS%20Search" xlink:type="simple">21</text:a></text:p>
          </table:table-cell>
          <table:table-cell office:value-type="string" calcext:value-type="string">
            <text:p>Mining</text:p>
          </table:table-cell>
          <table:table-cell table:formula="of:=CONCATENATE([.I3]; &quot; (&quot;; [.H3]; &quot;)&quot;)" office:value-type="string" office:string-value="Mining (21)" calcext:value-type="string">
            <text:p>Mining (21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riculture, Forestry, Fishing and Hunting (11)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(0.196)</text:p>
          </table:table-cell>
          <table:table-cell office:value-type="float" office:value="0.155" calcext:value-type="float">
            <text:p>0.155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(0.196)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a xlink:href="http://www.census.gov/cgi-bin/sssd/naics/naicsrch?chart_code=22&amp;search=2012%20NAICS%20Search" xlink:type="simple">22</text:a></text:p>
          </table:table-cell>
          <table:table-cell office:value-type="string" calcext:value-type="string">
            <text:p>Utilities</text:p>
          </table:table-cell>
          <table:table-cell table:formula="of:=CONCATENATE([.I4]; &quot; (&quot;; [.H4]; &quot;)&quot;)" office:value-type="string" office:string-value="Utilities (22)" calcext:value-type="string">
            <text:p>Utilities (2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ing (21)</text:p>
          </table:table-cell>
          <table:table-cell office:value-type="float" office:value="0.00137" calcext:value-type="float">
            <text:p>0.00137</text:p>
          </table:table-cell>
          <table:table-cell office:value-type="string" calcext:value-type="string">
            <text:p>(0.049)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137" calcext:value-type="float">
            <text:p>0.00137</text:p>
          </table:table-cell>
          <table:table-cell office:value-type="string" calcext:value-type="string">
            <text:p>(0.049)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<text:a xlink:href="http://www.census.gov/cgi-bin/sssd/naics/naicsrch?chart_code=23&amp;search=2012%20NAICS%20Search" xlink:type="simple">23</text:a></text:p>
          </table:table-cell>
          <table:table-cell office:value-type="string" calcext:value-type="string">
            <text:p>Construction</text:p>
          </table:table-cell>
          <table:table-cell table:formula="of:=CONCATENATE([.I5]; &quot; (&quot;; [.H5]; &quot;)&quot;)" office:value-type="string" office:string-value="Construction (23)" calcext:value-type="string">
            <text:p>Construction (23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Utilities (22)</text:p>
          </table:table-cell>
          <table:table-cell office:value-type="string" calcext:value-type="string">
            <text:p>0.268*</text:p>
          </table:table-cell>
          <table:table-cell office:value-type="string" calcext:value-type="string">
            <text:p>(0.162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0.268*</text:p>
          </table:table-cell>
          <table:table-cell office:value-type="string" calcext:value-type="string">
            <text:p>(0.162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a xlink:href="http://www.census.gov/cgi-bin/sssd/naics/naicsrch?chart_code=31&amp;search=2012%20NAICS%20Search" xlink:type="simple">31-33</text:a></text:p>
          </table:table-cell>
          <table:table-cell office:value-type="string" calcext:value-type="string">
            <text:p>Manufacturing</text:p>
          </table:table-cell>
          <table:table-cell table:formula="of:=CONCATENATE([.I6]; &quot; (&quot;; [.H6]; &quot;)&quot;)" office:value-type="string" office:string-value="Manufacturing (31-33)" calcext:value-type="string">
            <text:p>Manufacturing (31-33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onstruction (23)</text:p>
          </table:table-cell>
          <table:table-cell office:value-type="string" calcext:value-type="string">
            <text:p>0.0491**</text:p>
          </table:table-cell>
          <table:table-cell office:value-type="string" calcext:value-type="string">
            <text:p>(0.023)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0.0491**</text:p>
          </table:table-cell>
          <table:table-cell office:value-type="string" calcext:value-type="string">
            <text:p>(0.023)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a xlink:href="http://www.census.gov/cgi-bin/sssd/naics/naicsrch?chart_code=42&amp;search=2012%20NAICS%20Search" xlink:type="simple">42</text:a></text:p>
          </table:table-cell>
          <table:table-cell office:value-type="string" calcext:value-type="string">
            <text:p>Wholesale Trade</text:p>
          </table:table-cell>
          <table:table-cell table:formula="of:=CONCATENATE([.I7]; &quot; (&quot;; [.H7]; &quot;)&quot;)" office:value-type="string" office:string-value="Wholesale Trade (42)" calcext:value-type="string">
            <text:p>Wholesale Trade (42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anufacturing (31-33)</text:p>
          </table:table-cell>
          <table:table-cell office:value-type="string" calcext:value-type="string">
            <text:p>-0.0333*</text:p>
          </table:table-cell>
          <table:table-cell office:value-type="string" calcext:value-type="string">
            <text:p>(0.019)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-0.0333*</text:p>
          </table:table-cell>
          <table:table-cell office:value-type="string" calcext:value-type="string">
            <text:p>(0.019)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a xlink:href="http://www.census.gov/cgi-bin/sssd/naics/naicsrch?chart_code=44&amp;search=2012%20NAICS%20Search" xlink:type="simple">44-45</text:a></text:p>
          </table:table-cell>
          <table:table-cell office:value-type="string" calcext:value-type="string">
            <text:p>Retail Trade</text:p>
          </table:table-cell>
          <table:table-cell table:formula="of:=CONCATENATE([.I8]; &quot; (&quot;; [.H8]; &quot;)&quot;)" office:value-type="string" office:string-value="Retail Trade (44-45)" calcext:value-type="string">
            <text:p>Retail Trade (44-45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Wholesale Trade (42)</text:p>
          </table:table-cell>
          <table:table-cell office:value-type="float" office:value="-0.0138" calcext:value-type="float">
            <text:p>-0.0138</text:p>
          </table:table-cell>
          <table:table-cell office:value-type="string" calcext:value-type="string">
            <text:p>(0.026)</text:p>
          </table:table-cell>
          <table:table-cell office:value-type="float" office:value="0.593" calcext:value-type="float">
            <text:p>0.593</text:p>
          </table:table-cell>
          <table:table-cell office:value-type="float" office:value="-0.0138" calcext:value-type="float">
            <text:p>-0.0138</text:p>
          </table:table-cell>
          <table:table-cell office:value-type="string" calcext:value-type="string">
            <text:p>(0.026)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<text:a xlink:href="http://www.census.gov/cgi-bin/sssd/naics/naicsrch?chart_code=48&amp;search=2012%20NAICS%20Search" xlink:type="simple">48-49</text:a></text:p>
          </table:table-cell>
          <table:table-cell office:value-type="string" calcext:value-type="string">
            <text:p>Transportation and Warehousing</text:p>
          </table:table-cell>
          <table:table-cell table:formula="of:=CONCATENATE([.I9]; &quot; (&quot;; [.H9]; &quot;)&quot;)" office:value-type="string" office:string-value="Transportation and Warehousing (48-49)" calcext:value-type="string">
            <text:p>Transportation and Warehousing (48-49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etail Trade (44-45)</text:p>
          </table:table-cell>
          <table:table-cell office:value-type="string" calcext:value-type="string">
            <text:p>0.0824***</text:p>
          </table:table-cell>
          <table:table-cell office:value-type="string" calcext:value-type="string">
            <text:p>(0.028)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824***</text:p>
          </table:table-cell>
          <table:table-cell office:value-type="string" calcext:value-type="string">
            <text:p>(0.028)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a xlink:href="http://www.census.gov/cgi-bin/sssd/naics/naicsrch?chart_code=51&amp;search=2012%20NAICS%20Search" xlink:type="simple">51</text:a></text:p>
          </table:table-cell>
          <table:table-cell office:value-type="string" calcext:value-type="string">
            <text:p>Information</text:p>
          </table:table-cell>
          <table:table-cell table:formula="of:=CONCATENATE([.I10]; &quot; (&quot;; [.H10]; &quot;)&quot;)" office:value-type="string" office:string-value="Information (51)" calcext:value-type="string">
            <text:p>Information (51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ransportation and Warehousing (48-49)</text:p>
          </table:table-cell>
          <table:table-cell office:value-type="float" office:value="-0.0588" calcext:value-type="float">
            <text:p>-0.0588</text:p>
          </table:table-cell>
          <table:table-cell office:value-type="string" calcext:value-type="string">
            <text:p>(0.091)</text:p>
          </table:table-cell>
          <table:table-cell office:value-type="float" office:value="0.519" calcext:value-type="float">
            <text:p>0.519</text:p>
          </table:table-cell>
          <table:table-cell office:value-type="float" office:value="-0.0588" calcext:value-type="float">
            <text:p>-0.0588</text:p>
          </table:table-cell>
          <table:table-cell office:value-type="string" calcext:value-type="string">
            <text:p>(0.091)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<text:a xlink:href="http://www.census.gov/cgi-bin/sssd/naics/naicsrch?chart_code=52&amp;search=2012%20NAICS%20Search" xlink:type="simple">52</text:a></text:p>
          </table:table-cell>
          <table:table-cell office:value-type="string" calcext:value-type="string">
            <text:p>Finance and Insurance</text:p>
          </table:table-cell>
          <table:table-cell table:formula="of:=CONCATENATE([.I11]; &quot; (&quot;; [.H11]; &quot;)&quot;)" office:value-type="string" office:string-value="Finance and Insurance (52)" calcext:value-type="string">
            <text:p>Finance and Insurance (52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formation (51)</text:p>
          </table:table-cell>
          <table:table-cell office:value-type="float" office:value="-0.0151" calcext:value-type="float">
            <text:p>-0.0151</text:p>
          </table:table-cell>
          <table:table-cell office:value-type="string" calcext:value-type="string">
            <text:p>(0.078)</text:p>
          </table:table-cell>
          <table:table-cell office:value-type="float" office:value="0.847" calcext:value-type="float">
            <text:p>0.847</text:p>
          </table:table-cell>
          <table:table-cell office:value-type="float" office:value="-0.0151" calcext:value-type="float">
            <text:p>-0.0151</text:p>
          </table:table-cell>
          <table:table-cell office:value-type="string" calcext:value-type="string">
            <text:p>(0.078)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a xlink:href="http://www.census.gov/cgi-bin/sssd/naics/naicsrch?chart_code=53&amp;search=2012%20NAICS%20Search" xlink:type="simple">53</text:a></text:p>
          </table:table-cell>
          <table:table-cell office:value-type="string" calcext:value-type="string">
            <text:p>Real Estate and Rental and Leasing</text:p>
          </table:table-cell>
          <table:table-cell table:formula="of:=CONCATENATE([.I12]; &quot; (&quot;; [.H12]; &quot;)&quot;)" office:value-type="string" office:string-value="Real Estate and Rental and Leasing (53)" calcext:value-type="string">
            <text:p>Real Estate and Rental and Leasing (53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inance and Insurance (52)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(0.16)</text:p>
          </table:table-cell>
          <table:table-cell office:value-type="float" office:value="0.12" calcext:value-type="float">
            <text:p>0.12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(0.16)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a xlink:href="http://www.census.gov/cgi-bin/sssd/naics/naicsrch?chart_code=54&amp;search=2012%20NAICS%20Search" xlink:type="simple">54</text:a></text:p>
          </table:table-cell>
          <table:table-cell office:value-type="string" calcext:value-type="string">
            <text:p>Professional, Scientific, and Technical Services</text:p>
          </table:table-cell>
          <table:table-cell table:formula="of:=CONCATENATE([.I13]; &quot; (&quot;; [.H13]; &quot;)&quot;)" office:value-type="string" office:string-value="Professional, Scientific, and Technical Services (54)" calcext:value-type="string">
            <text:p>Professional, Scientific, and Technical Services (54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al Estate and Rental and Leasing (53)</text:p>
          </table:table-cell>
          <table:table-cell office:value-type="string" calcext:value-type="string">
            <text:p>-0.0913**</text:p>
          </table:table-cell>
          <table:table-cell office:value-type="string" calcext:value-type="string">
            <text:p>(0.042)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913**</text:p>
          </table:table-cell>
          <table:table-cell office:value-type="string" calcext:value-type="string">
            <text:p>(0.042)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a xlink:href="http://www.census.gov/cgi-bin/sssd/naics/naicsrch?chart_code=55&amp;search=2012%20NAICS%20Search" xlink:type="simple">55</text:a></text:p>
          </table:table-cell>
          <table:table-cell office:value-type="string" calcext:value-type="string">
            <text:p>Management of Companies and Enterprises</text:p>
          </table:table-cell>
          <table:table-cell table:formula="of:=CONCATENATE([.I14]; &quot; (&quot;; [.H14]; &quot;)&quot;)" office:value-type="string" office:string-value="Management of Companies and Enterprises (55)" calcext:value-type="string">
            <text:p>Management of Companies and Enterprises (55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rofessional, Scientific, and Technical Services (54)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(0.51)</text:p>
          </table:table-cell>
          <table:table-cell office:value-type="float" office:value="0.829" calcext:value-type="float">
            <text:p>0.8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(0.51)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a xlink:href="http://www.census.gov/cgi-bin/sssd/naics/naicsrch?chart_code=56&amp;search=2012%20NAICS%20Search" xlink:type="simple">56</text:a></text:p>
          </table:table-cell>
          <table:table-cell office:value-type="string" calcext:value-type="string">
            <text:p>Administrative and Business Support Services</text:p>
          </table:table-cell>
          <table:table-cell table:formula="of:=CONCATENATE([.I15]; &quot; (&quot;; [.H15]; &quot;)&quot;)" office:value-type="string" office:string-value="Administrative and Business Support Services (56)" calcext:value-type="string">
            <text:p>Administrative and Business Support Services (56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Management of Companies and Enterprises (55)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(0.609)</text:p>
          </table:table-cell>
          <table:table-cell office:value-type="float" office:value="0.422" calcext:value-type="float">
            <text:p>0.422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(0.609)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<text:a xlink:href="http://www.census.gov/cgi-bin/sssd/naics/naicsrch?chart_code=61&amp;search=2012%20NAICS%20Search" xlink:type="simple">61</text:a></text:p>
          </table:table-cell>
          <table:table-cell office:value-type="string" calcext:value-type="string">
            <text:p>Educational Services</text:p>
          </table:table-cell>
          <table:table-cell table:formula="of:=CONCATENATE([.I16]; &quot; (&quot;; [.H16]; &quot;)&quot;)" office:value-type="string" office:string-value="Educational Services (61)" calcext:value-type="string">
            <text:p>Educational Services (61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Administrative and Business Support Services (56)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(0.024)</text:p>
          </table:table-cell>
          <table:table-cell office:value-type="float" office:value="0.171" calcext:value-type="float">
            <text:p>0.171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(0.024)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a xlink:href="http://www.census.gov/cgi-bin/sssd/naics/naicsrch?chart_code=62&amp;search=2012%20NAICS%20Search" xlink:type="simple">62</text:a></text:p>
          </table:table-cell>
          <table:table-cell office:value-type="string" calcext:value-type="string">
            <text:p>Health Care and Social Assistance</text:p>
          </table:table-cell>
          <table:table-cell table:formula="of:=CONCATENATE([.I17]; &quot; (&quot;; [.H17]; &quot;)&quot;)" office:value-type="string" office:string-value="Health Care and Social Assistance (62)" calcext:value-type="string">
            <text:p>Health Care and Social Assistance (6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ducational Services (61)</text:p>
          </table:table-cell>
          <table:table-cell office:value-type="string" calcext:value-type="string">
            <text:p>-1.78***</text:p>
          </table:table-cell>
          <table:table-cell office:value-type="string" calcext:value-type="string">
            <text:p>(0.40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78***</text:p>
          </table:table-cell>
          <table:table-cell office:value-type="string" calcext:value-type="string">
            <text:p>(0.40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census.gov/cgi-bin/sssd/naics/naicsrch?chart_code=71&amp;search=2012%20NAICS%20Search" xlink:type="simple">71</text:a></text:p>
          </table:table-cell>
          <table:table-cell office:value-type="string" calcext:value-type="string">
            <text:p>Arts, Entertainment, and Recreation</text:p>
          </table:table-cell>
          <table:table-cell table:formula="of:=CONCATENATE([.I18]; &quot; (&quot;; [.H18]; &quot;)&quot;)" office:value-type="string" office:string-value="Arts, Entertainment, and Recreation (71)" calcext:value-type="string">
            <text:p>Arts, Entertainment, and Recreation (71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alth Care and Social Assistance (62)</text:p>
          </table:table-cell>
          <table:table-cell office:value-type="string" calcext:value-type="string">
            <text:p>-0.532***</text:p>
          </table:table-cell>
          <table:table-cell office:value-type="string" calcext:value-type="string">
            <text:p>(0.156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532***</text:p>
          </table:table-cell>
          <table:table-cell office:value-type="string" calcext:value-type="string">
            <text:p>(0.156)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a xlink:href="http://www.census.gov/cgi-bin/sssd/naics/naicsrch?chart_code=72&amp;search=2012%20NAICS%20Search" xlink:type="simple">72</text:a></text:p>
          </table:table-cell>
          <table:table-cell office:value-type="string" calcext:value-type="string">
            <text:p>Accommodation and Food Services</text:p>
          </table:table-cell>
          <table:table-cell table:formula="of:=CONCATENATE([.I19]; &quot; (&quot;; [.H19]; &quot;)&quot;)" office:value-type="string" office:string-value="Accommodation and Food Services (72)" calcext:value-type="string">
            <text:p>Accommodation and Food Services (72)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Arts, Entertainment, and Recreation (71)</text:p>
          </table:table-cell>
          <table:table-cell office:value-type="string" calcext:value-type="string">
            <text:p>0.801*</text:p>
          </table:table-cell>
          <table:table-cell office:value-type="string" calcext:value-type="string">
            <text:p>(0.469)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0.801*</text:p>
          </table:table-cell>
          <table:table-cell office:value-type="string" calcext:value-type="string">
            <text:p>(0.469)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<text:a xlink:href="http://www.census.gov/cgi-bin/sssd/naics/naicsrch?chart_code=81&amp;search=2012%20NAICS%20Search" xlink:type="simple">81</text:a></text:p>
          </table:table-cell>
          <table:table-cell office:value-type="string" calcext:value-type="string">
            <text:p>Other Services (except Public Administration)</text:p>
          </table:table-cell>
          <table:table-cell table:formula="of:=CONCATENATE([.I20]; &quot; (&quot;; [.H20]; &quot;)&quot;)" office:value-type="string" office:string-value="Other Services (except Public Administration) (81)" calcext:value-type="string">
            <text:p>Other Services (except Public Administration) (81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ccommodation and Food Services (72)</text:p>
          </table:table-cell>
          <table:table-cell office:value-type="float" office:value="-0.00909" calcext:value-type="float">
            <text:p>-0.00909</text:p>
          </table:table-cell>
          <table:table-cell office:value-type="string" calcext:value-type="string">
            <text:p>(0.036)</text:p>
          </table:table-cell>
          <table:table-cell office:value-type="float" office:value="0.799" calcext:value-type="float">
            <text:p>0.799</text:p>
          </table:table-cell>
          <table:table-cell office:value-type="float" office:value="-0.00909" calcext:value-type="float">
            <text:p>-0.00909</text:p>
          </table:table-cell>
          <table:table-cell office:value-type="string" calcext:value-type="string">
            <text:p>(0.036)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<text:a xlink:href="http://www.census.gov/cgi-bin/sssd/naics/naicsrch?chart_code=92&amp;search=2012%20NAICS%20Search" xlink:type="simple">92</text:a></text:p>
          </table:table-cell>
          <table:table-cell office:value-type="string" calcext:value-type="string">
            <text:p>Public Administration</text:p>
          </table:table-cell>
          <table:table-cell table:formula="of:=CONCATENATE([.I21]; &quot; (&quot;; [.H21]; &quot;)&quot;)" office:value-type="string" office:string-value="Public Administration (92)" calcext:value-type="string">
            <text:p>Public Administration (9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ther Services (except Public Administration) (81)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(0.077)</text:p>
          </table:table-cell>
          <table:table-cell office:value-type="float" office:value="0.822" calcext:value-type="float">
            <text:p>0.822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(0.077)</text:p>
          </table:table-cell>
          <table:table-cell office:value-type="float" office:value="0.822" calcext:value-type="float">
            <text:p>0.822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Public Administration (92)</text:p>
          </table:table-cell>
          <table:table-cell table:style-name="Default" table:number-columns-repeated="8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51:57.300226075</meta:creation-date>
    <dc:date>2015-04-21T16:05:25.972527143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216" meta:object-count="0"/>
  </office:meta>
</office:document-meta>
</file>